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gerValidator.isInRange( int value , int min , int ma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Validator.validate( String valu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Validator.validate( String valu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Validator.maxValue( Integer value , int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Validator.isInRange( Integer value , int min , int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Validator.Integer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Validator.minValue( int value , int 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Validator.IntegerValidator( boolean strict , int forma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Validator.validat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Validator.validate( String value , String pattern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Validato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Validator.processParsedValue( Object value , Format format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tegerValidator.minValue( Integer value , int 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Validator.maxValue( int value , int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